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7.013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047"/>
    </style:style>
    <style:style style:name="P2" style:family="paragraph" style:parent-style-name="Standard">
      <style:text-properties officeooo:paragraph-rsid="0007833c"/>
    </style:style>
    <style:style style:name="P3" style:family="paragraph" style:parent-style-name="Standard">
      <style:text-properties officeooo:rsid="00084b00" officeooo:paragraph-rsid="00084b00"/>
    </style:style>
    <style:style style:name="P4" style:family="paragraph" style:parent-style-name="Standard">
      <style:text-properties fo:font-weight="bold" officeooo:rsid="00084b00" officeooo:paragraph-rsid="0008a00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4b00" officeooo:paragraph-rsid="0008a00a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paragraph-rsid="0008a00a" style:font-weight-asian="bold"/>
    </style:style>
    <style:style style:name="P7" style:family="paragraph" style:parent-style-name="Standard">
      <style:text-properties officeooo:paragraph-rsid="00084b00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paragraph-rsid="0008a00a" style:font-size-asian="22pt" style:font-weight-asian="bold" style:font-size-complex="22pt"/>
    </style:style>
    <style:style style:name="P9" style:family="paragraph" style:parent-style-name="Standard">
      <style:text-properties officeooo:paragraph-rsid="0008a00a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paragraph-rsid="0008a00a"/>
    </style:style>
    <style:style style:name="P11" style:family="paragraph" style:parent-style-name="Standard">
      <style:paragraph-properties fo:text-align="center" style:justify-single-word="false" style:snap-to-layout-grid="false"/>
      <style:text-properties officeooo:paragraph-rsid="0010b986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paragraph-rsid="0008a00a"/>
    </style:style>
    <style:style style:name="P13" style:family="paragraph" style:parent-style-name="Standard">
      <style:text-properties officeooo:rsid="0008a00a" officeooo:paragraph-rsid="0008a00a"/>
    </style:style>
    <style:style style:name="P14" style:family="paragraph" style:parent-style-name="Standard">
      <style:text-properties officeooo:rsid="0008a00a" officeooo:paragraph-rsid="001183b5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rsid="000c0c2a" officeooo:paragraph-rsid="000c0c2a"/>
    </style:style>
    <style:style style:name="P16" style:family="paragraph" style:parent-style-name="Standard">
      <style:paragraph-properties fo:text-align="center" style:justify-single-word="false"/>
      <style:text-properties fo:font-size="20pt" officeooo:rsid="000eaf39" officeooo:paragraph-rsid="000eaf39" style:font-size-asian="20pt" style:font-size-complex="20pt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rsid="0010b986" officeooo:paragraph-rsid="0010b986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010c9a3" officeooo:paragraph-rsid="0010c9a3"/>
    </style:style>
    <style:style style:name="P19" style:family="paragraph" style:parent-style-name="Standard">
      <style:paragraph-properties fo:text-align="justify" style:justify-single-word="false" style:snap-to-layout-grid="false"/>
      <style:text-properties officeooo:rsid="0010c9a3" officeooo:paragraph-rsid="0010c9a3"/>
    </style:style>
    <style:style style:name="P20" style:family="paragraph" style:parent-style-name="Table_20_Contents">
      <style:text-properties officeooo:rsid="00069047" officeooo:paragraph-rsid="00069047"/>
    </style:style>
    <style:style style:name="P21" style:family="paragraph" style:parent-style-name="Table_20_Contents">
      <style:text-properties fo:font-weight="bold" officeooo:rsid="00069047" officeooo:paragraph-rsid="00069047" style:font-weight-asian="bold" style:font-weight-complex="bold"/>
    </style:style>
    <style:style style:name="P22" style:family="paragraph" style:parent-style-name="Table_20_Contents">
      <style:text-properties fo:font-weight="bold" officeooo:rsid="00084b00" officeooo:paragraph-rsid="00084b00" style:font-weight-asian="bold" style:font-weight-complex="bold"/>
    </style:style>
    <style:style style:name="P23" style:family="paragraph" style:parent-style-name="Table_20_Contents">
      <style:text-properties officeooo:rsid="00084b00" officeooo:paragraph-rsid="00084b00"/>
    </style:style>
    <style:style style:name="P24" style:family="paragraph" style:parent-style-name="Table_20_Contents">
      <style:text-properties officeooo:rsid="0008a00a" officeooo:paragraph-rsid="0008a00a"/>
    </style:style>
    <style:style style:name="P25" style:family="paragraph" style:parent-style-name="Table_20_Contents">
      <style:text-properties fo:color="#000000" fo:font-weight="bold" officeooo:rsid="00069047" officeooo:paragraph-rsid="0007833c" style:font-weight-asian="bold" style:font-weight-complex="bold"/>
    </style:style>
    <style:style style:name="P26" style:family="paragraph" style:parent-style-name="Table_20_Contents">
      <style:text-properties fo:color="#000000" fo:font-weight="bold" officeooo:rsid="00084b00" officeooo:paragraph-rsid="00084b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color="#000000" officeooo:rsid="00069047" officeooo:paragraph-rsid="001183b5"/>
    </style:style>
    <style:style style:name="P28" style:family="paragraph" style:parent-style-name="Table_20_Contents">
      <style:text-properties fo:color="#000000" officeooo:rsid="00084b00" officeooo:paragraph-rsid="000eaf39"/>
    </style:style>
    <style:style style:name="P29" style:family="paragraph" style:parent-style-name="Table_20_Contents">
      <style:text-properties fo:color="#000000" officeooo:rsid="0005ef6c" officeooo:paragraph-rsid="000eaf39"/>
    </style:style>
    <style:style style:name="P30" style:family="paragraph" style:parent-style-name="Standard">
      <style:paragraph-properties fo:text-align="center" style:justify-single-word="false" fo:break-before="page"/>
      <style:text-properties fo:font-size="20pt" fo:font-weight="bold" officeooo:rsid="00084b00" officeooo:paragraph-rsid="00084b00" style:font-size-asian="20pt" style:font-weight-asian="bold" style:font-size-complex="20pt" style:font-weight-complex="bold"/>
    </style:style>
    <style:style style:name="P31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8a00a" style:font-size-asian="20pt" style:font-weight-asian="bold" style:font-size-complex="20pt"/>
    </style:style>
    <style:style style:name="P32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fo:font-weight="bold" officeooo:rsid="00069047" officeooo:paragraph-rsid="001183b5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069047" officeooo:paragraph-rsid="001183b5"/>
    </style:style>
    <style:style style:name="P34" style:family="paragraph" style:parent-style-name="Standard">
      <style:text-properties officeooo:rsid="0008a00a" officeooo:paragraph-rsid="001183b5"/>
    </style:style>
    <style:style style:name="P35" style:family="paragraph" style:parent-style-name="Standard">
      <style:text-properties officeooo:rsid="0008a00a" officeooo:paragraph-rsid="00118c22"/>
    </style:style>
    <style:style style:name="P36" style:family="paragraph" style:parent-style-name="Standard">
      <style:text-properties officeooo:paragraph-rsid="00118c22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10b986" officeooo:paragraph-rsid="00127d48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127d48" officeooo:paragraph-rsid="00127d48"/>
    </style:style>
    <style:style style:name="P39" style:family="paragraph" style:parent-style-name="Standard">
      <style:paragraph-properties fo:text-align="justify" style:justify-single-word="false" style:snap-to-layout-grid="false"/>
      <style:text-properties officeooo:rsid="00127d48" officeooo:paragraph-rsid="00127d48"/>
    </style:style>
    <style:style style:name="P40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fo:font-weight="bold" officeooo:rsid="00118c22" officeooo:paragraph-rsid="00118c22" style:font-weight-asian="bold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069047" officeooo:paragraph-rsid="00118c22"/>
    </style:style>
    <style:style style:name="P42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118c22" officeooo:paragraph-rsid="00118c22"/>
    </style:style>
    <style:style style:name="T1" style:family="text">
      <style:text-properties officeooo:rsid="0007833c"/>
    </style:style>
    <style:style style:name="T2" style:family="text">
      <style:text-properties officeooo:rsid="00084b00"/>
    </style:style>
    <style:style style:name="T3" style:family="text">
      <style:text-properties officeooo:rsid="0008a00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b986" style:font-size-asian="14pt" style:font-size-complex="14pt"/>
    </style:style>
    <style:style style:name="T6" style:family="text">
      <style:text-properties fo:font-size="14pt" officeooo:rsid="00127d48" style:font-size-asian="14pt" style:font-size-complex="14pt"/>
    </style:style>
    <style:style style:name="T7" style:family="text">
      <style:text-properties officeooo:rsid="000c0c2a"/>
    </style:style>
    <style:style style:name="T8" style:family="text">
      <style:text-properties officeooo:rsid="0005ef6c"/>
    </style:style>
    <style:style style:name="T9" style:family="text">
      <style:text-properties officeooo:rsid="0010b986"/>
    </style:style>
    <style:style style:name="T10" style:family="text">
      <style:text-properties officeooo:rsid="0012b061"/>
    </style:style>
    <style:style style:name="T11" style:family="text">
      <style:text-properties officeooo:rsid="000bd6e3"/>
    </style:style>
    <style:style style:name="T12" style:family="text">
      <style:text-properties officeooo:rsid="001183b5"/>
    </style:style>
    <style:style style:name="T13" style:family="text">
      <style:text-properties officeooo:rsid="00118c22"/>
    </style:style>
    <style:style style:name="T14" style:family="text">
      <style:text-properties officeooo:rsid="00127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Acadêmico IFRS-BG</text:p>
      <text:p text:style-name="P9"/>
      <text:p text:style-name="P9"/>
      <text:p text:style-name="P9"/>
      <text:p text:style-name="P16">Histórias de Usuário</text:p>
      <text:p text:style-name="P9"/>
      <text:p text:style-name="P9"/>
      <text:p text:style-name="P5"><text:span text:style-name="Fonte_20_parág._20_padrão"><text:span text:style-name="T4">Versão 1.</text:span></text:span><text:span text:style-name="Fonte_20_parág._20_padrão"><text:span text:style-name="T6">2</text:span></text:span></text:p>
      <text:p text:style-name="P31">Histórico de Revisão</text:p>
      <text:p text:style-name="P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6">Data</text:p>
          </table:table-cell>
          <table:table-cell table:style-name="Tabela10.A1" office:value-type="string">
            <text:p text:style-name="P6">Versão</text:p>
          </table:table-cell>
          <table:table-cell table:style-name="Tabela10.A1" office:value-type="string">
            <text:p text:style-name="P6">Descrição</text:p>
          </table:table-cell>
          <table:table-cell table:style-name="Tabela10.D1" office:value-type="string">
            <text:p text:style-name="P6">Autor</text:p>
          </table:table-cell>
        </table:table-row>
        <table:table-row table:style-name="Tabela10.2">
          <table:table-cell table:style-name="Tabela10.A2" office:value-type="string">
            <text:p text:style-name="P10"><text:span text:style-name="T3">2</text:span>1/04/2014</text:p>
          </table:table-cell>
          <table:table-cell table:style-name="Tabela10.B2" office:value-type="string">
            <text:p text:style-name="P10">1.0.<text:span text:style-name="T7">0</text:span></text:p>
          </table:table-cell>
          <table:table-cell table:style-name="Tabela10.C2" office:value-type="string">
            <text:p text:style-name="P15">Histórias de usuário</text:p>
          </table:table-cell>
          <table:table-cell table:style-name="Tabela10.D2" office:value-type="string">
            <text:p text:style-name="P12">Eduardo Hoff</text:p>
          </table:table-cell>
        </table:table-row>
        <table:table-row table:style-name="Tabela10.2">
          <table:table-cell table:style-name="Tabela10.A4" office:value-type="string">
            <text:p text:style-name="P17">30/05/2014</text:p>
          </table:table-cell>
          <table:table-cell table:style-name="Tabela10.B4" office:value-type="string">
            <text:p text:style-name="P11">1.<text:span text:style-name="T9">1</text:span></text:p>
          </table:table-cell>
          <table:table-cell table:style-name="Tabela10.C4" office:value-type="string">
            <text:p text:style-name="P18">Atualização da história de usuário “Cadastro de Disciplinas” e adição da história “Cadastro de Turmas”</text:p>
          </table:table-cell>
          <table:table-cell table:style-name="Tabela10.D4" office:value-type="string">
            <text:p text:style-name="P19">Eduardo Hoff</text:p>
          </table:table-cell>
        </table:table-row>
        <table:table-row table:style-name="Tabela10.2">
          <table:table-cell table:style-name="Tabela10.A4" office:value-type="string">
            <text:p text:style-name="P37"><text:span text:style-name="T14">09</text:span>/0<text:span text:style-name="T14">7</text:span>/2014</text:p>
          </table:table-cell>
          <table:table-cell table:style-name="Tabela10.B4" office:value-type="string">
            <text:p text:style-name="P38">1.2</text:p>
          </table:table-cell>
          <table:table-cell table:style-name="Tabela10.C4" office:value-type="string">
            <text:p text:style-name="P38">Adição de histórias de usuário</text:p>
          </table:table-cell>
          <table:table-cell table:style-name="Tabela10.D4" office:value-type="string">
            <text:p text:style-name="P39">Eduardo Hoff</text:p>
          </table:table-cell>
        </table:table-row>
      </table:table>
      <text:p text:style-name="P4"/>
      <text:p text:style-name="P30">Cartões de Histórias de Usuário</text:p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1">Autenticação de Usuário</text:p>
          </table:table-cell>
        </table:table-row>
        <table:table-row>
          <table:table-cell table:style-name="Tabela1.A2" office:value-type="string">
            <text:p text:style-name="P20">Usuário digita nome de usuário ou e-mail e senha de acesso, e então clica no botão “login”. </text:p>
            <text:p text:style-name="P20"/>
            <text:p text:style-name="P20">Se os dados forem válidos, o usuário é direcionado para a tela inicial. Se não, o usuário deverá informar novamente seus dados.</text:p>
          </table:table-cell>
        </table:table-row>
      </table:table>
      <text:p text:style-name="Standard"/>
      <text:p text:style-name="P13">Tempo de trabalho necessário estimado:</text:p>
      <text:p text:style-name="P13">Prioridade para desenvolvimento de outras funções: Baixa</text:p>
      <text:p text:style-name="P13"/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Cadastro de Professores</text:p>
          </table:table-cell>
        </table:table-row>
        <table:table-row>
          <table:table-cell table:style-name="Tabela2.A2" office:value-type="string">
            <text:p text:style-name="P20">Na tela de cadastro de professores, o usuário terá três opções: cadastrar, editar e excluir professores.</text:p>
            <text:p text:style-name="P20"/>
            <text:p text:style-name="P20">Para cadastro, o usuário digita os dados do professor, clica no botão “cadastrar”, e o professor é guardado no banco de dados.</text:p>
            <text:p text:style-name="P20"/>
            <text:p text:style-name="P20">Para edição, o usuário escolhe o professor desejado e clica no botão “editar”. O usuário deverá perceber que os campos correspondentes ao professor foram liberados, e então ele poderá fazer as devidas alterações. Após, deverá clicar no botão “salvar” para guardas os novos dados.</text:p>
            <text:p text:style-name="P20"/>
            <text:p text:style-name="P20">Para exclusão, o usuário deverá escolher o professor desejado e então clicar no botão “excluir”. O usuário será perguntado se tem certeza da ação. Após confirmação, o professor será deletado definitivamente do banco.</text:p>
          </table:table-cell>
        </table:table-row>
      </table:table>
      <text:p text:style-name="P1"/>
      <text:p text:style-name="P13">Tempo de trabalho necessário estimado:</text:p>
      <text:p text:style-name="P13">Prioridade para desenvolvimento de outras funções: Alta</text:p>
      <text:p text:style-name="P13"/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1">Cadastro de Alunos</text:p>
          </table:table-cell>
        </table:table-row>
        <table:table-row>
          <table:table-cell table:style-name="Tabela3.A2" office:value-type="string">
            <text:p text:style-name="P20">Na tela de cadastro de alunos, o usuário terá três opções: cadastrar, editar e excluir <text:span text:style-name="T1">alunos</text:span>.</text:p>
            <text:p text:style-name="P20"/>
            <text:p text:style-name="P20">Para cadastro, o <text:span text:style-name="T1">usuário </text:span>digita os dados do <text:span text:style-name="T1">aluno</text:span>, clica no botão “cadastrar”, e o <text:span text:style-name="T1">aluno</text:span> é guardado no banco de dados.</text:p>
            <text:p text:style-name="P20"/>
            <text:p text:style-name="P20">Para edição, o usuário escolhe o <text:span text:style-name="T1">aluno</text:span> desejado e clica no botão “editar”. O usuário deverá perceber que os campos correspondentes ao <text:span text:style-name="T1">aluno</text:span> foram liberados, e então ele poderá fazer as devidas alterações. Após, deverá clicar no botão “salvar” para guardas os novos dados.</text:p>
            <text:p text:style-name="P20"/>
            <text:p text:style-name="P20">Para exclusão, o usuário deverá escolher o <text:span text:style-name="T1">aluno</text:span> desejado e então clicar no botão “excluir”. O usuário será perguntado se tem certeza da ação. Após confirmação, o <text:span text:style-name="T1">aluno</text:span> será deletado definitivamente do banco.</text:p>
          </table:table-cell>
        </table:table-row>
      </table:table>
      <text:p text:style-name="P1"/>
      <text:p text:style-name="P13">Tempo de trabalho necessário estimado:</text:p>
      <text:p text:style-name="P13">Prioridade para desenvolvimento de outras funções: Alta</text:p>
      <text:p text:style-name="P13"/>
      <text:p text:style-name="P2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5">Cadastro de Disciplinas</text:p>
          </table:table-cell>
        </table:table-row>
        <table:table-row>
          <table:table-cell table:style-name="Tabela4.A2" office:value-type="string">
            <text:p text:style-name="P27">Na tela de cadastro de <text:span text:style-name="T1">d</text:span>isciplinas, o usuário <text:span text:style-name="T10">seleciona o curso desejado para exibir as disciplinas. O usuário seleciona a disciplina desejada para visualização.</text:span></text:p>
            <text:p text:style-name="P27"/>
            <text:p text:style-name="P27">Para edição, o usuário clica no botão “editar <text:span text:style-name="T10">disciplina</text:span>”. O usuário então poderá fazer as devidas alterações. Após, deverá clicar no botão “salvar” para guardas os novos dados.</text:p>
            <text:p text:style-name="P27"/>
            <text:p text:style-name="P27">Para exclusão, o usuário deverá clicar no botão “excluir <text:span text:style-name="T10">disciplina</text:span>”. O usuário será perguntado se tem certeza da ação. Após confirmação, <text:span text:style-name="T1">a</text:span> <text:span text:style-name="T1">disciplina</text:span> será deletad<text:span text:style-name="T1">a</text:span> definitivamente do banco.</text:p>
            <text:p text:style-name="P27"/>
            <text:p text:style-name="P27">Para cadastro, <text:span text:style-name="T10">o usuário seleciona a opção “criar disciplina”, seleciona o curso e </text:span>digita os dados d<text:span text:style-name="T1">a disciplina,</text:span> clica no botão “cadastrar”, e <text:span text:style-name="T1">a</text:span> <text:span text:style-name="T1">disciplina</text:span> é guardad<text:span text:style-name="T1">a</text:span> no banco de dados.</text:p>
          </table:table-cell>
        </table:table-row>
      </table:table>
      <text:p text:style-name="P2"/>
      <text:p text:style-name="P13">Tempo de trabalho necessário estimado:</text:p>
      <text:p text:style-name="P13">Prioridade para desenvolvimento de outras funções: Alta</text:p>
      <text:p text:style-name="P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2">Gerenciamento de Avaliações</text:p>
          </table:table-cell>
        </table:table-row>
        <table:table-row>
          <table:table-cell table:style-name="Tabela5.A2" office:value-type="string">
            <text:p text:style-name="P23">O usuário cadastra uma avaliação, informando seus dados: data, descrição e seu peso. Após, clicar no botão “cadastrar”.</text:p>
            <text:p text:style-name="P23"/>
            <text:p text:style-name="P23">O usuário pode também editar, selecionando a avaliação desejada, clicando no botão “editar”, e após as alterações desejadas terem sido efetuadas, concluir clicando no botão “salvar”.</text:p>
            <text:p text:style-name="P23"/>
            <text:p text:style-name="P23">Uma avaliação pode também ser excluída, o usuário deverá selecioná-la, e clicar no botão “excluir”. Após confirmação, a avaliação será excluída definitivamente.</text:p>
            <text:p text:style-name="P23"/>
            <text:p text:style-name="P23">Após a execução da avaliação, o usuário deverá atribuir uma nota para cada aluno, clicando no botão “atribuir notas”, e digitando cada nota para o seu aluno correspondente. Ao final, clicar no botão “salvar”.</text:p>
          </table:table-cell>
        </table:table-row>
      </table:table>
      <text:p text:style-name="P7"/>
      <text:p text:style-name="P13">Tempo de trabalho necessário estimado:</text:p>
      <text:p text:style-name="P13">Prioridade para desenvolvimento de outras funções: Média</text:p>
      <text:p text:style-name="P7"/>
      <text:p text:style-name="P7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2">Gerenciamento de Frequência</text:p>
          </table:table-cell>
        </table:table-row>
        <table:table-row>
          <table:table-cell table:style-name="Tabela6.A2" office:value-type="string">
            <text:p text:style-name="P23">O usuário gerenciará a frequências dos alunos de sua disciplina. Deverá ser selecionado o dia da chamada, e o usuário deverá atribuir presença ou falta para cada aluno. Ao final, clicar no botão “salvar”.</text:p>
            <text:p text:style-name="P23"/>
            <text:p text:style-name="P23">O usuário poderá também editar a frequência de determinado aluno, clicando em “editar”, selecionando o aluno, mais uma vez clicando em “editar”. Ao final, salvar as alterações no botão “salvar”.</text:p>
          </table:table-cell>
        </table:table-row>
      </table:table>
      <text:p text:style-name="P7"/>
      <text:p text:style-name="P13">Tempo de trabalho necessário estimado:</text:p>
      <text:p text:style-name="P13">Prioridade para desenvolvimento de outras funções: Média</text:p>
      <text:p text:style-name="P7"/>
      <text:p text:style-name="P7"/>
      <text:p text:style-name="P7"/>
      <text:p text:style-name="P7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22">Emitir Registro Final da Disciplina</text:p>
          </table:table-cell>
        </table:table-row>
        <table:table-row>
          <table:table-cell table:style-name="Tabela7.A2" office:value-type="string">
            <text:p text:style-name="Table_20_Contents"><text:span text:style-name="T2">Ao final do período letivo em questão, deverá ser gerado um registro final, constando notas, médias (no caso de Ensino </text:span>Médio<text:span text:style-name="T2">), faltas, notas de exame (se houver) e média final de cada aluno.</text:span></text:p>
            <text:p text:style-name="Table_20_Contents"/>
            <text:p text:style-name="P23">Para isso, o usuário deverá informar o sistema do final do período, pendendo confirmação. O sistema então gera um relatório no formato .pdf, constando os dados do aluno selecionado.</text:p>
          </table:table-cell>
        </table:table-row>
      </table:table>
      <text:p text:style-name="P7"/>
      <text:p text:style-name="P13">Tempo de trabalho necessário estimado:</text:p>
      <text:p text:style-name="P13">Prioridade para desenvolvimento de outras funções: Baixa</text:p>
      <text:p text:style-name="P7"/>
      <text:p text:style-name="P7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6">Gerenciar Aula</text:p>
          </table:table-cell>
        </table:table-row>
        <table:table-row>
          <table:table-cell table:style-name="Tabela8.A2" office:value-type="string">
            <text:p text:style-name="P29">O usuário poderá criar uma aula em determinada turma, e informar o conteúdo a ser ministrado na aula. <text:span text:style-name="T2">Para isso ele deverá </text:span>clicar no botão “criar aula”<text:span text:style-name="T2"> e </text:span>n<text:span text:style-name="T2">a </text:span>tela seguinte digitar a <text:span text:style-name="T2">descrição da aula. Ao final, basta clicar no botão “</text:span>criar<text:span text:style-name="T2">”.</text:span></text:p>
            <text:p text:style-name="P28"/>
            <text:p text:style-name="P28">O usuário também poderá alterar as informações de conteúdo ministrado em aula, selecionando a aula, clicando em “editar <text:span text:style-name="T8">aula</text:span>”, e após salvando as alterações em “salvar”.</text:p>
          </table:table-cell>
        </table:table-row>
      </table:table>
      <text:p text:style-name="P7"/>
      <text:p text:style-name="P13">Tempo de trabalho necessário estimado:</text:p>
      <text:p text:style-name="P13">Prioridade para desenvolvimento de outras funções: Média</text:p>
      <text:p text:style-name="P9"/>
      <text:p text:style-name="P7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2">Emitir Diário Final da Disciplina</text:p>
          </table:table-cell>
        </table:table-row>
        <table:table-row>
          <table:table-cell table:style-name="Tabela9.A2" office:value-type="string">
            <text:p text:style-name="P24">Ao final do período letivo em questão, deverá ser gerado um diário final da disciplina com todos os conteúdos ministrados em cada aula. Isso será feito automaticamente após o usuário ter informado o sistema do final do período letivo.</text:p>
          </table:table-cell>
        </table:table-row>
      </table:table>
      <text:p text:style-name="P7"/>
      <text:p text:style-name="P13">Tempo de trabalho necessário estimado:</text:p>
      <text:p text:style-name="P13">Prioridade para desenvolvimento de outras funções: Baixa</text:p>
      <text:p text:style-name="P13"/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2">Cadastro de <text:span text:style-name="T11">Turmas</text:span></text:p>
          </table:table-cell>
        </table:table-row>
        <table:table-row>
          <table:table-cell table:style-name="Tabela11.A2" office:value-type="string">
            <text:p text:style-name="P33">Na tela de cadastro de <text:span text:style-name="T11">turmas</text:span>, o usuário <text:span text:style-name="T11">deverá selecionar o curso e o período (ano/semestre) desejados. As turmas que respondem os critérios serão apresentadas e o usuário poderá escolher uma para visualizar, editar ou excluir a turma, além de, a partir dela, visualizar suas aulas clicando no botão “Gerenciar aulas”.</text:span></text:p>
            <text:p text:style-name="P33"/>
            <text:p text:style-name="P33">Para cadastro, o <text:span text:style-name="T1">usuário seleciona a opção “Criar turma”, informa o curso desejado e após as informações pertinentes a turma, como disciplina, professor, nome, período, datas de início e final e um dois dias em que essa turma terá aula</text:span>. <text:span text:style-name="T11">Após clicar no botão “criar”, a turma será cadastrada e todas as aulas do período letivo serão automaticamente geradas.</text:span></text:p>
          </table:table-cell>
        </table:table-row>
      </table:table>
      <text:p text:style-name="P14"/>
      <text:p text:style-name="P14">Tempo de trabalho necessário estimado:</text:p>
      <text:p text:style-name="P14">Prioridade para desenvolvimento de outras funções: <text:span text:style-name="T12">Alta</text:span></text:p>
      <text:p text:style-name="P14"/>
      <text:p text:style-name="P14"/>
      <text:p text:style-name="P14"/>
      <text:p text:style-name="P35"/>
      <table:table table:name="Tabela12" table:style-name="Tabela12">
        <table:table-column table:style-name="Tabela12.A"/>
        <text:soft-page-break/>
        <table:table-row>
          <table:table-cell table:style-name="Tabela12.A1" office:value-type="string">
            <text:p text:style-name="P40">Autenticação</text:p>
          </table:table-cell>
        </table:table-row>
        <table:table-row>
          <table:table-cell table:style-name="Tabela12.A2" office:value-type="string">
            <text:p text:style-name="P41">Na tela de <text:span text:style-name="T13">login, o usuário digita seu nome de usuário e senha. Se validados, ele tem acesso ao sistema, se não ele deverá fornecer os dados novamente</text:span></text:p>
          </table:table-cell>
        </table:table-row>
      </table:table>
      <text:p text:style-name="P36"/>
      <text:p text:style-name="P35">Tempo de trabalho necessário estimado:</text:p>
      <text:p text:style-name="P35">Prioridade para desenvolvimento de outras funções: <text:span text:style-name="T13">Baixa</text:span></text:p>
      <text:p text:style-name="P35"/>
      <text:p text:style-name="P35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40">Restrições e Papeis de Usuário</text:p>
          </table:table-cell>
        </table:table-row>
        <table:table-row>
          <table:table-cell table:style-name="Tabela13.A2" office:value-type="string">
            <text:p text:style-name="P42">Após o login, o usuário terá seu papel definido de acordo com a sua função. Se professor, ele só verá suas informações e terá restrições quanto ao uso de funcionalidades. Se administrador, o usuário poderá utilizar todas as funcionalidades do sistema.</text:p>
          </table:table-cell>
        </table:table-row>
      </table:table>
      <text:p text:style-name="P35"/>
      <text:p text:style-name="P35">Tempo de trabalho necessário estimado:</text:p>
      <text:p text:style-name="P35">Prioridade para desenvolvimento de outras funções: <text:span text:style-name="T13">Baix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6:28:18.022000000</meta:creation-date>
    <dc:date>2014-07-09T13:01:00.964000000</dc:date>
    <meta:editing-duration>PT19M11S</meta:editing-duration>
    <meta:editing-cycles>12</meta:editing-cycles>
    <meta:generator>LibreOffice/4.2.3.3$Windows_x86 LibreOffice_project/882f8a0a489bc99a9e60c7905a60226254cb6ff0</meta:generator>
    <meta:document-statistic meta:table-count="13" meta:image-count="0" meta:object-count="0" meta:page-count="6" meta:paragraph-count="86" meta:word-count="1131" meta:character-count="7272" meta:non-whitespace-character-count="6226"/>
  </office:meta>
</office:document-meta>
</file>